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05901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f847" officeooo:paragraph-rsid="0005901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05901a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patobiliary &amp; Gastrointestinal Surgery</text:p>
      <text:p text:style-name="P2"/>
      <text:p text:style-name="P1"><text:s text:c="2"/>Gastroenterology Department:</text:p>
      <text:p text:style-name="P1">- Offers outpatient, inpatient, and emergency services for gastrointestinal and liver disorders.</text:p>
      <text:p text:style-name="P1">- Staffed by experienced gastroenterologists.</text:p>
      <text:p text:style-name="P1">- Equipped with advanced facilities for quick recovery.</text:p>
      <text:p text:style-name="P1">- Led by Dr. Jignesh Patel, a specialist in hepatobiliary and gastrointestinal surgery.</text:p>
      <text:p text:style-name="P1">- Located on the 3rd Floor of Velocity Multispeciality Hospit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9:32.535905670</meta:creation-date>
    <dc:date>2024-04-12T13:56:00.823961133</dc:date>
    <meta:editing-duration>PT1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4" meta:character-count="417" meta:non-whitespace-character-count="368"/>
  </office:meta>
</office:document-meta>
</file>